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Code" style:list-style-name="L1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Notes pour la présentation:</text:p>
      <text:list xml:id="list526906542" text:style-name="L1">
        <text:list-item>
          <text:p text:style-name="P1">Présenter quelques "pitfalls":</text:p>
          <text:p text:style-name="P2">&lt;select name="accountNb"&gt;</text:p>
          <text:list>
            <text:list-header>
              <text:p text:style-name="P2">&lt;option value="123"&gt;123&lt;/option&gt;</text:p>
              <text:p text:style-name="P2">&lt;option value="98210"&gt;98210&lt;/option&gt;</text:p>
            </text:list-header>
          </text:list>
        </text:list-item>
      </text:list>
      <text:p text:style-name="Code"><text:tab/>&lt;/select&gt;</text:p>
      <text:p text:style-name="Text_20_body"><text:tab/>On peut accéder à d'autres comptes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iberation Serif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de" style:family="paragraph" style:parent-style-name="Standard" style:master-page-name="">
      <style:paragraph-properties fo:margin-top="0cm" fo:margin-bottom="0cm" style:page-number="auto"/>
      <style:text-properties style:font-name="Liberation Mono" fo:font-size="10.5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8-22T13:58:36</meta:creation-date>
    <dc:date>2011-08-22T14:02:56</dc:date>
    <meta:editing-duration>PT00H04M20S</meta:editing-duration>
    <meta:editing-cycles>2</meta:editing-cycles>
    <meta:generator>OpenOffice.org/3.2$Linux OpenOffice.org_project/320m12$Build-9483</meta:generator>
    <meta:document-statistic meta:table-count="0" meta:image-count="0" meta:object-count="0" meta:page-count="1" meta:paragraph-count="7" meta:word-count="24" meta:character-count="200"/>
  </office:meta>
</office:document-meta>
</file>